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10.742cm" fo:margin-right="0.026cm" fo:text-align="center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8.467cm"/>
          <style:tab-stop style:position="9.597cm"/>
          <style:tab-stop style:position="9.869cm"/>
          <style:tab-stop style:position="16.469cm"/>
        </style:tab-stops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%=signature_a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1-08-24T16:23:32</dc:date>
    <meta:editing-cycles>13</meta:editing-cycles>
    <meta:editing-duration>PT39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7"/>
  </office:meta>
</office:document-meta>
</file>